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Menlo, Monaco, 'Lucid" style:font-family-generic="system"/>
    <style:font-face style:name="Roboto Mono" svg:font-family="'Roboto Mono'" style:font-family-generic="system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5in" fo:margin-left="0in" table:align="left"/>
    </style:style>
    <style:style style:name="Table1.A" style:family="table-column">
      <style:table-column-properties style:column-width="6.925in"/>
    </style:style>
    <style:style style:name="Table1.A1" style:family="table-cell">
      <style:table-cell-properties style:vertical-align="middle" fo:padding="0.1563in" fo:border="none" style:writing-mode="lr-tb"/>
    </style:style>
    <style:style style:name="P1" style:family="paragraph" style:parent-style-name="Normal">
      <style:text-properties fo:color="#000000" style:font-name="Calibri" fo:font-size="11pt" style:font-size-asian="11pt" style:font-size-complex="11pt"/>
    </style:style>
    <style:style style:name="P2" style:family="paragraph" style:parent-style-name="Normal">
      <style:text-properties fo:color="#2d3748" style:font-name="Roboto Mono" fo:font-size="11pt" fo:font-weight="bold" style:font-size-asian="11pt" style:font-weight-asian="bold" style:font-size-complex="11pt"/>
    </style:style>
    <style:style style:name="P3" style:family="paragraph" style:parent-style-name="Normal" style:master-page-name="MP0">
      <style:paragraph-properties style:page-number="auto" fo:break-before="page"/>
    </style:style>
    <style:style style:name="P4" style:family="paragraph" style:parent-style-name="Normal">
      <style:text-properties fo:color="#000000" style:font-name="Calibri" fo:font-size="11pt" style:font-size-asian="11pt" style:font-size-complex="11pt"/>
    </style:style>
    <style:style style:name="T1" style:family="text">
      <style:text-properties fo:color="#000000" style:font-name="Calibri" fo:font-size="11pt" style:font-size-asian="11pt" style:font-size-complex="11pt"/>
    </style:style>
    <style:style style:name="T2" style:family="text">
      <style:text-properties fo:color="#242729" style:font-name="Consolas" fo:font-size="9.5pt" fo:background-color="#eff0f1" loext:char-shading-value="0" style:font-size-asian="9.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Default_20_Paragraph_20_Font"><text:span text:style-name="T1">sshfs -o reconnect </text:span></text:span><text:a xlink:type="simple" xlink:href="mailto:yunliang@10.244.13.147" office:target-frame-name="_top" xlink:show="replace" text:style-name="Internet_20_link" text:visited-style-name="Visited_20_Internet_20_Link"><text:span text:style-name="Hyperlink"><text:span text:style-name="T1">yunliang@10.244.13.147</text:span></text:span></text:a><text:span text:style-name="Default_20_Paragraph_20_Font"><text:span text:style-name="T1">:/home/yunliang ~/Documents/mntssh</text:span></text:span></text:p>
      <text:p text:style-name="Normal"><text:span text:style-name="Default_20_Paragraph_20_Font"><text:span text:style-name="T1">sshfs -o reconnect </text:span></text:span><text:a xlink:type="simple" xlink:href="mailto:yunliang@10.244.13.147" office:target-frame-name="_top" xlink:show="replace" text:style-name="Internet_20_link" text:visited-style-name="Visited_20_Internet_20_Link"><text:span text:style-name="Hyperlink">yunliang@10.244.13.</text:span></text:a><text:a xlink:type="simple" xlink:href="mailto:yunliang@10.244.13.147" office:target-frame-name="_top" xlink:show="replace" text:style-name="Internet_20_link" text:visited-style-name="Visited_20_Internet_20_Link"><text:span text:style-name="Hyperlink">2</text:span></text:a><text:span text:style-name="Default_20_Paragraph_20_Font"><text:span text:style-name="T1">49:/data/data2/yunliang ~/Documents/data2</text:span></text:span></text:p>
      <text:p text:style-name="P1">sshfs -o reconnect yuanpu@10.244.13.147:/home/yuanpu ~/Documents/yuanpu</text:p>
      <text:p text:style-name="P1">sshfs -o reconnect yunliang@10.244.13.147:/data/.data3/yunliang ~/Documents/mnt</text:p>
      <text:p text:style-name="P1">sshfs -o reconnect yunliang@10.244.13.147:/data/ ~/Documents/data</text:p>
      <text:p text:style-name="Normal"><text:bookmark-start text:name="OLE_LINK2"/><text:bookmark-start text:name="OLE_LINK1"/><text:bookmark-start text:name="OLE_LINK7"/><text:bookmark-start text:name="OLE_LINK8"/><text:span text:style-name="Default_20_Paragraph_20_Font"><text:span text:style-name="T1">sshfs -o </text:span></text:span><text:bookmark-start text:name="OLE_LINK9"/><text:bookmark-start text:name="OLE_LINK10"/><text:span text:style-name="Default_20_Paragraph_20_Font"><text:span text:style-name="T1">reconnect </text:span></text:span><text:bookmark-end text:name="OLE_LINK9"/><text:bookmark-end text:name="OLE_LINK10"/><text:a xlink:type="simple" xlink:href="mailto:yunliang@10.244.13.147" office:target-frame-name="_top" xlink:show="replace" text:style-name="Internet_20_link" text:visited-style-name="Visited_20_Internet_20_Link"><text:span text:style-name="Hyperlink"><text:span text:style-name="T1">yunliang@10.244.13.147</text:span></text:span></text:a><text:span text:style-name="Default_20_Paragraph_20_Font"><text:span text:style-name="T1">:/home/yunliang ~/Desktop/ufl/mntssh</text:span></text:span><text:bookmark-end text:name="OLE_LINK7"/><text:bookmark-end text:name="OLE_LINK8"/></text:p>
      <text:p text:style-name="P1"><text:bookmark-end text:name="OLE_LINK2"/><text:bookmark-end text:name="OLE_LINK1"/>openslide:cp -r *.so /user/lib</text:p>
      <text:p text:style-name="P1"><text:tab/>install:conda install -c conda-forge libiconv</text:p>
      <text:p text:style-name="P1"><text:bookmark-start text:name="__DdeLink__5150_1454154776"/>export PATH=~/anaconda3/bin:$PATH<text:bookmark-end text:name="__DdeLink__5150_1454154776"/></text:p>
      <text:p text:style-name="P1"/>
      <text:p text:style-name="P1">count how many files: ls -F |grep -v / | wc -l</text:p>
      <text:p text:style-name="P1"/>
      <text:p text:style-name="P2">source ~/.bashrc</text:p>
      <text:p text:style-name="P1"/>
      <text:p text:style-name="P1">find existing process:fuser -v /dev/nvidia*</text:p>
      <text:p text:style-name="P1"/>
      <text:p text:style-name="P1">find -type f -name '*.&lt;ext&gt;'  | wc -l</text:p>
      <text:p text:style-name="P1">export PATH=~/anaconda/bin:$PATH</text:p>
      <text:p text:style-name="P1">empty trash: <text:s/>trash-empty</text:p>
      <text:p text:style-name="P1">ps -o user= -p PID</text:p>
      <text:p text:style-name="Preformatted_20_Text"><text:span text:style-name="Source_20_Text"><text:span text:style-name="T2">LD_LIBRARY_PATH=’/home/yunliang/Dropbox (UFL)/code_xml_json_split/dropbox_python’</text:span></text:span></text:p>
      <text:p text:style-name="Preformatted_20_Text"><text:span text:style-name="Source_20_Text"><text:span text:style-name="T2">export LD_LIBRARY_PATH</text:span></text:span></text:p>
      <text:p text:style-name="Normal"><text:span text:style-name="T1"><text:line-break/></text:span></text:p>
      <text:p text:style-name="P1">PREFIX=/home/yunliang/anaconda2 (local path python)</text:p>
      <text:p text:style-name="P1">export PATH=/home/yunliang/anaconda2/envs/myenv/bin/python</text:p>
      <text:p text:style-name="P1">python -m visdom.server</text:p>
      <text:p text:style-name="P1"/>
      <text:p text:style-name="P1"/>
      <text:p text:style-name="P1"><text:bookmark-start text:name="OLE_LINK6"/><text:bookmark-start text:name="OLE_LINK5"/>export PATH= ~ /anaconda3/bin:$PATH<text:bookmark-end text:name="OLE_LINK6"/><text:bookmark-end text:name="OLE_LINK5"/></text:p>
      <text:p text:style-name="P1"/>
      <text:p text:style-name="P1">mount -t tmpfs -o size=20G /data/.data3/yunliang/data/Attn_Data/</text:p>
      <text:p text:style-name="P1"/>
      <text:p text:style-name="P1"/>
      <text:p text:style-name="P1">libkfbslide.so <text:s text:c="2"/>/usr/lib</text:p>
      <text:p text:style-name="P1"><text:tab/><text:tab/>/usr/local/lib</text:p>
      <text:p text:style-name="P1">local addres: ifconfig</text:p>
      <text:p text:style-name="P1"/>
      <text:p text:style-name="P1">ps -o user= -p 22829:find the owner of one process</text:p>
      <text:p text:style-name="P1">ps -elf | grep python:find python process</text:p>
      <text:p text:style-name="P1">tmux/</text:p>
      <text:p text:style-name="P1"/>
      <text:p text:style-name="P1">kill SIGNAL PID</text:p>
      <text:p text:style-name="P1">gpustat -cp:show gpu memory</text:p>
      <text:p text:style-name="P1">htop ---check cpu memory</text:p>
      <text:p text:style-name="Normal"><text:span text:style-name="Default_20_Paragraph_20_Font"><text:span text:style-name="T1">ssh </text:span></text:span><text:a xlink:type="simple" xlink:href="mailto:yunliang@10.244.13.147" office:target-frame-name="_top" xlink:show="replace" text:style-name="Internet_20_link" text:visited-style-name="Visited_20_Internet_20_Link"><text:span text:style-name="Hyperlink"><text:span text:style-name="T1">yunliang@10.244.13.147</text:span></text:span></text:a><text:span text:style-name="Default_20_Paragraph_20_Font"><text:span text:style-name="T1"> -X</text:span></text:span></text:p>
      <text:p text:style-name="P1"/>
      <text:p text:style-name="P1">./electronic-wechat</text:p>
      <text:p text:style-name="P1"/>
      <text:p text:style-name="P1">df -h</text:p>
      <text:p text:style-name="P1">lstof|grep delete</text:p>
      <text:p text:style-name="P1"/>
      <text:p text:style-name="P1">find -name "*pgm" | xargs -I {} convert {} {}.png</text:p>
      <text:p text:style-name="P1"><text:soft-page-break/></text:p>
      <text:p text:style-name="P1">source deactivate deepchem</text:p>
      <text:p text:style-name="P1">source activate deepchem</text:p>
      <text:p text:style-name="P1"/>
      <text:p text:style-name="P1">CUDA_VISIBLE_DEVICES="0" bash  </text:p>
      <text:p text:style-name="P1">nvidia-smi </text:p>
      <text:p text:style-name="P1">Vim edit</text:p>
      <text:p text:style-name="P1">manly:</text:p>
      <text:p text:style-name="P1">for i in *.bmp; do sips -s format png -s formatOptions 70 "${i}" --out "${i%bmp}png"; done <text:s text:c="2"/>%change bmp to png</text:p>
      <text:p text:style-name="P1"> </text:p>
      <text:p text:style-name="P1">ps aux | grep python:find process</text:p>
      <text:p text:style-name="P1"> </text:p>
      <text:p text:style-name="P1">source activate py36: active python 3.6</text:p>
      <text:p text:style-name="P1">Control-b-d : tmux attach -t train <text:s text:c="2"/>run in backend</text:p>
      <text:p text:style-name="P1"> </text:p>
      <text:p text:style-name="P1">Vim : i-insert :x save file</text:p>
      <text:p text:style-name="P1">python -m pip install colorlog</text:p>
      <text:p text:style-name="P1"> </text:p>
      <text:p text:style-name="P1">sshfs -p 22 yunliang@10.244.13.147:/home/yunliang/ ~/Desktop/ufl/mountpoint -oauto_cache,reconnect,defer_permissions,noappledouble,negative_vncache,volname=myVolName</text:p>
      <text:p text:style-name="P1"> </text:p>
      <text:p text:style-name="P1">Uninstall: pgrep -lf sshfs</text:p>
      <text:p text:style-name="P1"><text:s text:c="6"/>kill -9 id</text:p>
      <text:p text:style-name="P1"><text:s text:c="7"/>sudo umount -f &lt;mounted_dir&gt;</text:p>
      <text:p text:style-name="P1"> </text:p>
      <text:p text:style-name="P1">Move it out of /root/ with:<text:line-break/>sudo mv /root/anaconda3 /home/$USER</text:p>
      <text:p text:style-name="P1">Add this to /home/ahmed/.bashrcplease don't use 'sudo' here simple do nano /home/$USER/.bashrc:<text:line-break/># Anaconda3<text:line-break/>export PATH="/home/ahmed/anaconda2/bin:$PATH"</text:p>
      <text:p text:style-name="P1">Source the .bashrc file with:<text:line-break/>source /home/ahmed/.bashrc</text:p>
      <text:p text:style-name="P1">Now delete the entry [export PATH="/root/anaconda3/bin"] in /root/.bashrc with nano editor or with the editor you used before</text:p>
      <text:p text:style-name="P1">Open new terminal and check</text:p>
      <text:p text:style-name="P1"> </text:p>
      <text:p text:style-name="P1">open svs file:</text:p>
      <text:p text:style-name="P1"/>
      <text:p text:style-name="P1">install <text:s/>gdal:</text:p>
      <text:p text:style-name="P1">$ cd gdal-2.1.0/</text:p>
      <text:p text:style-name="P1">$ ./configure --prefix=/usr/</text:p>
      <text:p text:style-name="P1">$ make</text:p>
      <text:p text:style-name="P1">$ sudo make install</text:p>
      <text:p text:style-name="P1">$ cd swig/python/</text:p>
      <text:p text:style-name="P1">$ sudo python setup.py install</text:p>
      <text:p text:style-name="P1"/>
      <text:p text:style-name="P1"/>
      <text:p text:style-name="P1">Setup</text:p>
      <text:p text:style-name="P1">Requires Python 2.7/3 (and optionally Torch7)</text:p>
      <text:p text:style-name="P1"># Install Python server and client from pip</text:p>
      <text:p text:style-name="P1"><text:soft-page-break/># (STABLE VERSION, NOT ALL CURRENT FEATURES ARE SUPPORTED)</text:p>
      <text:p text:style-name="P1">pip install visdom</text:p>
      <text:p text:style-name="P1"/>
      <text:p text:style-name="P1"># Install Torch client</text:p>
      <text:p text:style-name="P1"># (STABLE VERSION, NOT ALL CURRENT FEATURES ARE SUPPORTED)</text:p>
      <text:p text:style-name="P1">luarocks install visdom</text:p>
      <text:p text:style-name="P1"># Install python from source</text:p>
      <text:p text:style-name="P1">pip install -e .</text:p>
      <text:p text:style-name="P1"># If the above runs into issues, you can try the below</text:p>
      <text:p text:style-name="P1">easy_install .</text:p>
      <text:p text:style-name="P1"/>
      <text:p text:style-name="P1"># Install Torch client from source (from th directory)</text:p>
      <text:p text:style-name="P1">luarocks make</text:p>
      <text:p text:style-name="P1"><text:bookmark text:name="user-content-usage"/>Usage</text:p>
      <text:p text:style-name="P1">Start the server (probably in a screen or tmux) :</text:p>
      <text:p text:style-name="P1">python -m visdom.server</text:p>
      <text:p text:style-name="P1">Visdom now can be accessed by going to http://localhost:8097 in your browser, or your own host address if specified.</text:p>
      <text:p text:style-name="P1">If the above does not work, try using an SSH tunnel to your server by adding the following line to your local ~/.ssh/config: LocalForward 127.0.0.1:8097 127.0.0.1:8097.</text:p>
      <text:p text:style-name="P1"><text:bookmark text:name="user-content-command-line-options"/>Command Line Options</text:p>
      <text:p text:style-name="P1">The following options can be provided to the server:</text:p>
      <text:p text:style-name="P1">-port : The port to run the server on.</text:p>
      <text:p text:style-name="P1">-env_path : The path to the serialized session to reload.</text:p>
      <text:p text:style-name="P1">-logging_level : Logging level (default = INFO). Accepts both standard text and numeric logging values.</text:p>
      <text:p text:style-name="P1">-readonly : Flag to start server in readonly mode.</text:p>
      <text:p text:style-name="P1">Python example</text:p>
      <text:p text:style-name="P1">import visdom</text:p>
      <text:p text:style-name="P1">import numpy as np</text:p>
      <text:p text:style-name="P1">vis = visdom.Visdom()</text:p>
      <text:p text:style-name="P1">vis.text('Hello, world!')</text:p>
      <text:p text:style-name="P1">vis.image(np.ones((3, 10, 10)))</text:p>
      <text:p text:style-name="P1"><text:bookmark text:name="user-content-torch-example"/>Torch example</text:p>
      <text:p text:style-name="P1">require 'image'</text:p>
      <text:p text:style-name="P1">vis = require 'visdom'()</text:p>
      <text:p text:style-name="P1">vis:text{text = 'Hello, world!'}</text:p>
      <text:p text:style-name="P1">vis:image{img = image.fabio()}</text:p>
      <text:p text:style-name="P1">Some users have reported issues when connecting Lua clients to the Visdom server. A potential work-around may be to switch off IPv6:</text:p>
      <text:p text:style-name="P1">vis = require 'visdom'()</text:p>
      <text:p text:style-name="P1">vis.ipv6 = false <text:s/>-- switches off IPv6</text:p>
      <text:p text:style-name="P1">for f in *.bmp; do mv -- "$f" "${f%.bmp}.png"; done</text:p>
      <text:p text:style-name="P1"/>
      <text:p text:style-name="P1">check tensorflow version:</text:p>
      <text:p text:style-name="P1">python -c 'import tensorflow as tf; print(tf.__version__)'</text:p>
      <text:p text:style-name="P1">check keras version：</text:p>
      <text:p text:style-name="P1">python -c 'import keras; print(keras.__version__)'</text:p>
      <text:p text:style-name="P1">Error Message:</text:p>
      <text:p text:style-name="P1">RuntimeError: LaTeX was not able to process the following string:<text:line-break/>‘lp’<text:line-break/>Here is the full report generated by LaTeX:</text:p>
      <text:p text:style-name="P1"><text:soft-page-break/>Possible solution:</text:p>
      <text:p text:style-name="P1">install packages:</text:p>
      <text:p text:style-name="P1">texlive-latex-extra</text:p>
      <text:p text:style-name="P1">texlive-fonts-recommended</text:p>
      <text:p text:style-name="P1">dvipng</text:p>
      <text:p text:style-name="P1"/>
      <text:p text:style-name="P1"><text:s/>copy file:</text:p>
      <text:p text:style-name="P1">cp upstart-udev-bridge.20188.pid /media/yunliang/YunLiang/</text:p>
      <text:p text:style-name="P1">cp -r /media/yunliang/yunliang/whole_slide_0315/ /media/yunliang/YunLiang/whole_slide_0315/</text:p>
      <text:p text:style-name="P1">gcp -a /Users/liguanglei/Desktop/Breast <text:s/>/Volumes/sxs/</text:p>
      <text:p text:style-name="P1">source deactivate</text:p>
      <text:p text:style-name="P1">source activate yl35</text:p>
      <text:p text:style-name="P1"/>
      <text:p text:style-name="P1">lsof -i :8097</text:p>
      <text:p text:style-name="P1">python -m visdom.server -p 8098</text:p>
      <text:p text:style-name="P1">tensorboard:</text:p>
      <text:p text:style-name="P1">tensorboard --logdir runs</text:p>
      <text:p text:style-name="P1">kill <text:s/>process: lsof -i:6006</text:p>
      <text:p text:style-name="P1"/>
      <text:p text:style-name="P1">build python-tk package:</text:p>
      <text:p text:style-name="P1">cd ~/tcl8.5.11/unix</text:p>
      <text:p text:style-name="P1">./configure –prefix=/home/yunliang/cnel711 –exec-prefix=/home/yunliang/cnel711</text:p>
      <text:p text:style-name="P1">make</text:p>
      <text:p text:style-name="P1">make install</text:p>
      <text:p text:style-name="P1"/>
      <text:p text:style-name="P1">cd ~/tk8.5.11/unix</text:p>
      <text:p text:style-name="P1">./configure --prefix=/home/cnel711 --exec-prefix=/home/cnel711 --with-tcl=/home/cnel711/tcl8.5.11/unix</text:p>
      <text:p text:style-name="P1">make</text:p>
      <text:p text:style-name="P1">make install</text:p>
      <text:p text:style-name="P1">rm -rf mydir</text:p>
      <text:p text:style-name="P1">tmux shortcuts &amp; cheatsheet</text:p>
      <text:p text:style-name="P1">start new:</text:p>
      <text:p text:style-name="P1">tmux</text:p>
      <text:p text:style-name="P1">start new with session name:</text:p>
      <text:p text:style-name="P1">tmux new -s myname</text:p>
      <text:p text:style-name="P1">attach:</text:p>
      <text:p text:style-name="P1">tmux a <text:s/># <text:s/>(or at, or attach)</text:p>
      <text:p text:style-name="P1">attach to named:</text:p>
      <text:p text:style-name="P1">tmux a -t myname</text:p>
      <text:p text:style-name="P1">list sessions:</text:p>
      <text:p text:style-name="P1">tmux ls</text:p>
      <text:p text:style-name="P1"><text:bookmark text:name="user-content-killSessions"/>kill session:</text:p>
      <text:p text:style-name="P1">tmux kill-session -t myname</text:p>
      <text:p text:style-name="P1">tmux detach</text:p>
      <text:p text:style-name="P1"><text:bookmark text:name="user-content-killAllSessions"/>Kill all the tmux sessions:</text:p>
      <text:p text:style-name="P1">tmux ls | grep : | cut -d. -f1 | awk '{print substr($1, 0, length($1)-1)}' | xargs kill</text:p>
      <text:p text:style-name="P1">In tmux, hit the prefix ctrl+b (my modified prefix is ctrl+a) and then:</text:p>
      <text:p text:style-name="P1"><text:bookmark text:name="user-content-sessions"/>Sessions</text:p>
      <text:p text:style-name="P1">:new&lt;CR&gt; <text:s/>new session</text:p>
      <text:p text:style-name="P1">s <text:s/>list sessions</text:p>
      <text:p text:style-name="P1">$ <text:s/>name session</text:p>
      <text:p text:style-name="Normal"><text:soft-page-break/><text:a xlink:type="simple" xlink:href="https://www.tecmint.com/combine-partitions-into-one-in-linux-using-mhddfs/" office:target-frame-name="_top" xlink:show="replace" text:style-name="Internet_20_link" text:visited-style-name="Visited_20_Internet_20_Link"><text:span text:style-name="Hyperlink"><text:span text:style-name="T1">https://www.tecmint.com/combine-partitions-into-one-in-linux-using-mhddfs/</text:span></text:span></text:a></text:p>
      <text:p text:style-name="P1"/>
      <table:table table:name="Table1" table:style-name="Table1">
        <table:table-column table:style-name="Table1.A"/>
        <table:table-row>
          <table:table-cell table:style-name="Table1.A1" office:value-type="string">
            <text:p text:style-name="P1">My current workaround is to:</text:p>
            <text:p text:style-name="P1">Find the culprit sshfs process:</text:p>
            <text:p text:style-name="P1">$ pgrep -lf sshfs</text:p>
            <text:p text:style-name="P1">Kill it:</text:p>
            <text:p text:style-name="P1">$ kill -9 &lt;pid_of_sshfs_process&gt;</text:p>
            <text:p text:style-name="P1">sudo force unmount the "unavailable" directory:</text:p>
            <text:p text:style-name="P1">$ sudo umount -f &lt;mounted_dir&gt;</text:p>
            <text:p text:style-name="P1">Remount the now "available" directory with sshfs ... and then tomorrow morning go back to step 1.</text:p>
          </table:table-cell>
        </table:table-row>
      </table:table>
      <text:p text:style-name="P1"/>
      <text:p text:style-name="P1">du -sch /home/vivek/* | sort -rh</text:p>
      <text:p text:style-name="P1"><text:line-break/>1. diskutil info /Volumes/YOUR_NTFS_DISK_NAME </text:p>
      <text:p text:style-name="P1">找到 Device Node</text:p>
      <text:p text:style-name="P1">Device Node:              /dev/disk1s1</text:p>
      <text:p text:style-name="P1">2. hdiutil eject /Volumes/YOUR_NTFS_DISK_NAME</text:p>
      <text:p text:style-name="P1">"disk1" unmounted.<text:line-break/>"disk1" ejected.</text:p>
      <text:p text:style-name="P1">弹出你的硬盘</text:p>
      <text:p text:style-name="P1">3. 创建一个目录，稍后将mount到这个目录 </text:p>
      <text:p text:style-name="P1">sudo mkdir /Volumes/MYHD</text:p>
      <text:p text:style-name="P1">4. 将NTFS硬盘 挂载 mount 到mac</text:p>
      <text:p text:style-name="P1">sudo mount_ntfs -o rw,nobrowse /dev/disk2s2 /Volumes/MYHD/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Menlo, Monaco, 'Lucid" style:font-family-generic="system"/>
    <style:font-face style:name="Roboto Mono" svg:font-family="'Roboto Mono'" style:font-family-generic="system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Liberation Sans" style:font-family-asian="'Liberation Sans'" style:font-family-generic-asian="swiss" style:font-pitch-asian="variable" style:font-size-asian="14pt" style:font-name-complex="Liberation Sans" style:font-family-complex="'Liberation Sans'" style:font-family-generic-complex="swiss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fo:hyphenation-ladder-count="no-limit"/>
      <style:text-properties fo:hyphenate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 fo:hyphenate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in" loext:contextual-spacing="false" fo:hyphenation-ladder-count="no-limit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 fo:hyphenate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in" loext:contextual-spacing="false" fo:hyphenation-ladder-count="no-limit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/>
    </style:style>
    <style:style style:name="Normal_20__28_Web_29_" style:display-name="Normal (Web)" style:family="paragraph" style:parent-style-name="Normal">
      <style:paragraph-properties fo:margin-top="0.0693in" fo:margin-bottom="0.0693in" loext:contextual-spacing="false" fo:hyphenation-ladder-count="no-limit" style:vertical-align="auto"/>
      <style:text-properties style:font-name="Times New Roman" fo:font-family="'Times New Roman'" style:font-family-generic="roman" style:font-pitch="variable" style:letter-kerning="fals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language-complex="ar" style:country-complex="SA" fo:hyphenate="true"/>
    </style:style>
    <style:style style:name="HTML_20_Preformatted" style:display-name="HTML Preformatted" style:family="paragraph" style:parent-style-name="Normal">
      <style:paragraph-properties fo:hyphenation-ladder-count="no-limit" style:vertical-align="auto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modern" style:font-pitch="fixed" fo:font-size="10pt" style:letter-kerning="false" style:font-name-asian="Times New Roman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pitch-complex="fixed" style:font-size-complex="10pt" style:language-complex="ar" style:country-complex="SA" fo:hyphenate="true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hyphenation-ladder-count="no-limit" fo:text-indent="0in" style:auto-text-indent="false">
        <style:tab-stops/>
      </style:paragraph-properties>
      <style:text-properties fo:hyphenate="false"/>
    </style:style>
    <style:style style:name="z-Top_20_of_20_Form" style:display-name="z-Top of Form" style:family="paragraph" style:parent-style-name="Normal" style:next-style-name="Normal">
      <style:paragraph-properties fo:text-align="center" style:justify-single-word="false" fo:hyphenation-ladder-count="no-limit" fo:padding-left="0in" fo:padding-right="0in" fo:padding-top="0in" fo:padding-bottom="0.0138in" fo:border-left="none" fo:border-right="none" fo:border-top="none" fo:border-bottom="0.74pt solid #000000" style:shadow="none" style:vertical-align="auto"/>
      <style:text-properties style:font-name="Arial" fo:font-family="Arial" style:font-family-generic="swiss" style:font-pitch="variable" fo:font-size="8pt" style:letter-kerning="false" style:font-name-asian="Times New Roman" style:font-family-asian="'Times New Roman'" style:font-family-generic-asian="roman" style:font-pitch-asian="variable" style:font-size-asian="8pt" style:font-name-complex="Arial" style:font-family-complex="Arial" style:font-family-generic-complex="swiss" style:font-pitch-complex="variable" style:font-size-complex="8pt" style:language-complex="ar" style:country-complex="SA" text:display="none" fo:hyphenate="true"/>
    </style:style>
    <style:style style:name="z-Bottom_20_of_20_Form" style:display-name="z-Bottom of Form" style:family="paragraph" style:parent-style-name="Normal" style:next-style-name="Normal">
      <style:paragraph-properties fo:text-align="center" style:justify-single-word="false" fo:hyphenation-ladder-count="no-limit" fo:padding-left="0in" fo:padding-right="0in" fo:padding-top="0.0138in" fo:padding-bottom="0in" fo:border-left="none" fo:border-right="none" fo:border-top="0.74pt solid #000000" fo:border-bottom="none" style:shadow="none" style:vertical-align="auto"/>
      <style:text-properties style:font-name="Arial" fo:font-family="Arial" style:font-family-generic="swiss" style:font-pitch="variable" fo:font-size="8pt" style:letter-kerning="false" style:font-name-asian="Times New Roman" style:font-family-asian="'Times New Roman'" style:font-family-generic-asian="roman" style:font-pitch-asian="variable" style:font-size-asian="8pt" style:font-name-complex="Arial" style:font-family-complex="Arial" style:font-family-generic-complex="swiss" style:font-pitch-complex="variable" style:font-size-complex="8pt" style:language-complex="ar" style:country-complex="SA" text:display="none" fo:hyphenate="tru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Default_20_Paragraph_20_Font" style:display-name="Default Paragraph Font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HTML_20_Preformatted_20_Char" style:display-name="HTML Preformatted Char" style:family="text" style:parent-style-name="Default_20_Paragraph_20_Font">
      <style:text-properties style:font-name="Courier New" fo:font-family="'Courier New'" style:font-family-generic="modern" style:font-pitch="fixed" fo:font-size="10pt" style:letter-kerning="false" style:font-name-asian="Times New Roman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pitch-complex="fixed" style:font-size-complex="10pt" style:language-complex="ar" style:country-complex="SA"/>
    </style:style>
    <style:style style:name="HTML_20_Code" style:display-name="HTML Code" style:family="text" style:parent-style-name="Default_20_Paragraph_20_Font">
      <style:text-properties style:font-name="Courier New" fo:font-family="'Courier New'" style:font-family-generic="modern" style:font-pitch="fixed" fo:font-size="10pt" style:font-name-asian="Times New Roman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pitch-complex="fixed" style:font-size-complex="10pt"/>
    </style:style>
    <style:style style:name="Numbering_20_Symbols" style:display-name="Numbering Symbols" style:family="text"/>
    <style:style style:name="Hyperlink" style:family="text" style:parent-style-name="Default_20_Paragraph_20_Font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z-Top_20_of_20_Form_20_Char" style:display-name="z-Top of Form Char" style:family="text" style:parent-style-name="Default_20_Paragraph_20_Font">
      <style:text-properties style:font-name="Arial" fo:font-family="Arial" style:font-family-generic="swiss" style:font-pitch="variable" fo:font-size="8pt" style:letter-kerning="false" style:font-name-asian="Times New Roman" style:font-family-asian="'Times New Roman'" style:font-family-generic-asian="roman" style:font-pitch-asian="variable" style:font-size-asian="8pt" style:font-name-complex="Arial" style:font-family-complex="Arial" style:font-family-generic-complex="swiss" style:font-pitch-complex="variable" style:font-size-complex="8pt" style:language-complex="ar" style:country-complex="SA" text:display="none"/>
    </style:style>
    <style:style style:name="z-Bottom_20_of_20_Form_20_Char" style:display-name="z-Bottom of Form Char" style:family="text" style:parent-style-name="Default_20_Paragraph_20_Font">
      <style:text-properties style:font-name="Arial" fo:font-family="Arial" style:font-family-generic="swiss" style:font-pitch="variable" fo:font-size="8pt" style:letter-kerning="false" style:font-name-asian="Times New Roman" style:font-family-asian="'Times New Roman'" style:font-family-generic-asian="roman" style:font-pitch-asian="variable" style:font-size-asian="8pt" style:font-name-complex="Arial" style:font-family-complex="Arial" style:font-family-generic-complex="swiss" style:font-pitch-complex="variable" style:font-size-complex="8pt" style:language-complex="ar" style:country-complex="SA" text:display="none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Strong" style:family="text" style:parent-style-name="Default_20_Paragraph_20_Fon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creation-date>2018-05-06T10:00:00Z</meta:creation-date>
    <dc:date>2019-08-20T21:06:44.690537372</dc:date>
    <meta:editing-cycles>112</meta:editing-cycles>
    <meta:editing-duration>PT15H32M43S</meta:editing-duration>
    <meta:document-statistic meta:table-count="1" meta:image-count="0" meta:object-count="0" meta:page-count="5" meta:paragraph-count="187" meta:word-count="897" meta:character-count="6472" meta:non-whitespace-character-count="5727"/>
    <meta:template xlink:type="simple" xlink:actuate="onRequest" xlink:title="" xlink:href="Normal.dotm"/>
  </office:meta>
</office:document-meta>
</file>